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4.424cm"/>
    </style:style>
    <style:style style:name="co3" style:family="table-column">
      <style:table-column-properties fo:break-before="auto" style:column-width="2.184cm"/>
    </style:style>
    <style:style style:name="co4" style:family="table-column">
      <style:table-column-properties fo:break-before="auto" style:column-width="2.073cm"/>
    </style:style>
    <style:style style:name="co5" style:family="table-column">
      <style:table-column-properties fo:break-before="auto" style:column-width="2.297cm"/>
    </style:style>
    <style:style style:name="co6" style:family="table-column">
      <style:table-column-properties fo:break-before="auto" style:column-width="1.372cm"/>
    </style:style>
    <style:style style:name="co7" style:family="table-column">
      <style:table-column-properties fo:break-before="auto" style:column-width="5.433cm"/>
    </style:style>
    <style:style style:name="co8" style:family="table-column">
      <style:table-column-properties fo:break-before="auto" style:column-width="2.028cm"/>
    </style:style>
    <style:style style:name="co9" style:family="table-column">
      <style:table-column-properties fo:break-before="auto" style:column-width="3.164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27cm" fo:break-before="auto" style:use-optimal-row-height="true"/>
    </style:style>
    <style:style style:name="ro4" style:family="table-row">
      <style:table-row-properties style:row-height="0.397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boolean-style style:name="N99">
      <number:boolean/>
    </number:boolean-style>
    <style:style style:name="ce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 style:data-style-name="N0">
      <style:text-properties fo:language="en" fo:country="US"/>
    </style:style>
    <style:style style:name="ce3" style:family="table-cell" style:parent-style-name="Default">
      <style:text-properties fo:language="en" fo:country="US"/>
    </style:style>
    <style:style style:name="ce4" style:family="table-cell" style:parent-style-name="Default" style:data-style-name="N0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 style:data-style-name="N10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6" style:family="table-cell" style:parent-style-name="Default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7" style:family="table-cell" style:parent-style-name="Default" style:data-style-name="N0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8" style:family="table-cell" style:parent-style-name="Default" style:data-style-name="N11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9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  <style:map style:condition="is-true-formula([Sheet1.$J2]&gt;COLUMN([Sheet1.I2])-3)" style:apply-style-name="Excel_5f_CondFormat_5f_1_5f_1_5f_1" style:base-cell-address="Sheet1.I2"/>
    </style:style>
    <style:style style:name="ce10" style:family="table-cell" style:parent-style-name="Default" style:data-style-name="N99">
      <style:text-properties fo:language="en" fo:country="US"/>
      <style:map style:condition="is-true-formula([Sheet1.$J2]&gt;COLUMN([Sheet1.I2])-3)" style:apply-style-name="Excel_5f_CondFormat_5f_1_5f_1_5f_1" style:base-cell-address="Sheet1.I2"/>
    </style:style>
    <style:style style:name="ce11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Verdana1" fo:font-size="10pt" fo:language="en" fo:country="US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12" style:family="table-cell" style:parent-style-name="Default">
      <style:text-properties style:use-window-font-color="true" style:text-outline="false" style:text-line-through-style="none" style:font-name="Verdana" fo:font-size="10pt" fo:language="en" fo:country="US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r1" style:family="graphic">
      <style:graphic-properties draw:stroke="solid" svg:stroke-width="0.026cm" svg:stroke-color="#000000" draw:stroke-linejoin="miter" draw:fill="solid" draw:fill-color="#ffffff" draw:textarea-horizontal-align="justify" draw:textarea-vertical-align="top" draw:auto-grow-height="false" draw:auto-grow-width="false" fo:padding-top="0.056cm" fo:padding-bottom="0.056cm" fo:padding-left="0.056cm" fo:padding-right="0.056cm" fo:wrap-option="no-wrap" draw:shadow="visible" draw:shadow-offset-x="0.035cm" draw:shadow-offset-y="0.035cm" draw:shadow-color="#000000"/>
    </style:style>
    <style:style style:name="P1" style:family="paragraph">
      <style:paragraph-properties fo:text-align="start" style:writing-mode="lr-tb"/>
    </style:style>
    <style:style style:name="T1" style:family="text">
      <style:text-properties fo:color="#000000" style:text-outline="false" style:text-line-through-style="none" style:text-position="0% 100%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T2" style:family="text">
      <style:text-properties fo:color="#000000" style:text-outline="false" style:text-line-through-style="none" style:text-position="0% 100%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2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4" table:default-cell-style-name="ce3"/>
        <table:table-column table:style-name="co5" table:default-cell-style-name="ce12"/>
        <table:table-column table:style-name="co7" table:default-cell-style-name="ce3"/>
        <table:table-column table:style-name="co8" table:number-columns-repeated="2" table:default-cell-style-name="ce3"/>
        <table:table-column table:style-name="co9" table:default-cell-style-name="ce3"/>
        <table:table-column table:style-name="co8" table:number-columns-repeated="242" table:default-cell-style-name="ce3"/>
        <table:table-row table:style-name="ro1">
          <table:table-cell table:style-name="ce1" office:value-type="string">
            <text:p>Expected</text:p>
          </table:table-cell>
          <table:table-cell table:style-name="ce4" office:value-type="string">
            <text:p>Actual</text:p>
          </table:table-cell>
          <table:table-cell table:style-name="ce1" office:value-type="string">
            <text:p>Inputs</text:p>
          </table:table-cell>
          <table:table-cell table:style-name="ce1" table:number-columns-repeated="6"/>
          <table:table-cell table:style-name="ce11" office:value-type="string">
            <text:p># of Inputs</text:p>
          </table:table-cell>
          <table:table-cell table:style-name="ce1" office:value-type="string">
            <text:p>Name</text:p>
          </table:table-cell>
          <table:table-cell table:style-name="ce1" office:value-type="string">
            <text:p>Highlight</text:p>
          </table:table-cell>
          <table:table-cell table:style-name="ce1" office:value-type="string">
            <text:p>Excel says</text:p>
          </table:table-cell>
          <table:table-cell table:style-name="ce1" office:value-type="string">
            <text:p>Skip for</text:p>
          </table:table-cell>
          <table:table-cell table:style-name="ce1" table:number-columns-repeated="242"/>
        </table:table-row>
        <table:table-row table:style-name="ro2">
          <table:table-cell table:style-name="ce2" office:value-type="float" office:value="1.18844341233522">
            <text:p>1,18844</text:p>
          </table:table-cell>
          <table:table-cell table:formula="oooc:=NPV([.C2];[.D2:.G2])" office:value-type="currency" office:currency="RUB" office:value="1.18844341233522">
            <text:p>1,19руб.</text:p>
          </table:table-cell>
          <table:table-cell table:style-name="ce5" office:value-type="percentage" office:value="0.1">
            <text:p>10%</text:p>
          </table:table-cell>
          <table:table-cell table:style-name="ce6" office:value-type="float" office:value="-10">
            <text:p>-10</text:p>
          </table:table-cell>
          <table:table-cell table:style-name="ce6" office:value-type="float" office:value="3">
            <text:p>3</text:p>
          </table:table-cell>
          <table:table-cell table:style-name="ce6" office:value-type="float" office:value="4.2">
            <text:p>4,2</text:p>
          </table:table-cell>
          <table:table-cell table:style-name="ce6" office:value-type="float" office:value="6.8">
            <text:p>6,8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V</text:p>
          </table:table-cell>
          <table:table-cell table:number-columns-repeated="244"/>
        </table:table-row>
        <table:table-row table:style-name="ro2">
          <table:table-cell table:style-name="ce2" office:value-type="float" office:value="1.92206155493237">
            <text:p>1,92206</text:p>
          </table:table-cell>
          <table:table-cell table:formula="oooc:=NPV([.C3];[.E3:.I3])+[.D3]" office:value-type="currency" office:currency="RUB" office:value="1.92206155493236">
            <text:p>1,92руб.</text:p>
          </table:table-cell>
          <table:table-cell table:style-name="ce5" office:value-type="percentage" office:value="0.08">
            <text:p>8%</text:p>
          </table:table-cell>
          <table:table-cell table:style-name="ce7" office:value-type="float" office:value="-40">
            <text:p>-4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9.2">
            <text:p>9,2</text:p>
          </table:table-cell>
          <table:table-cell table:style-name="ce7" office:value-type="float" office:value="10">
            <text:p>10</text:p>
          </table:table-cell>
          <table:table-cell table:style-name="ce7" office:value-type="float" office:value="12">
            <text:p>12</text:p>
          </table:table-cell>
          <table:table-cell table:style-name="ce7" office:value-type="float" office:value="14.5">
            <text:p>14,5</text:p>
          </table:table-cell>
          <table:table-cell office:value-type="float" office:value="7">
            <text:p>7</text:p>
          </table:table-cell>
          <table:table-cell table:number-columns-repeated="3"/>
          <table:table-cell office:value-type="string">
            <office:annotation draw:style-name="gr1" draw:text-style-name="P1" svg:width="3.594cm" svg:height="1.969cm" svg:x="34.649cm" svg:y="1.089cm" draw:caption-point-x="-34.649cm" draw:caption-point-y="-1.089cm">
              <dc:date>2007-11-27T00:00:00</dc:date>
              <text:p text:style-name="P1"><text:span text:style-name="T1">peo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style-name="ce2"/>
          <table:table-cell/>
          <table:table-cell table:style-name="ce5"/>
          <table:table-cell table:style-name="ce7" table:number-columns-repeated="6"/>
          <table:table-cell table:number-columns-repeated="247"/>
        </table:table-row>
        <table:table-row table:style-name="ro2">
          <table:table-cell table:style-name="ce2" office:value-type="float" office:value="0.0625220116777323">
            <text:p>0,06252</text:p>
          </table:table-cell>
          <table:table-cell table:formula="oooc:=MIRR([.C5:.G5];[.H5];[.I5])" office:value-type="percentage" office:value="0.0625220116777321">
            <text:p>6,25%</text:p>
          </table:table-cell>
          <table:table-cell table:style-name="ce6" office:value-type="float" office:value="-120">
            <text:p>-120</text:p>
          </table:table-cell>
          <table:table-cell table:style-name="ce6" office:value-type="float" office:value="39">
            <text:p>39</text:p>
          </table:table-cell>
          <table:table-cell table:style-name="ce6" office:value-type="float" office:value="30">
            <text:p>30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37">
            <text:p>37</text:p>
          </table:table-cell>
          <table:table-cell table:style-name="ce5" office:value-type="percentage" office:value="0.1">
            <text:p>10%</text:p>
          </table:table-cell>
          <table:table-cell table:style-name="ce5" office:value-type="percentage" office:value="0.12">
            <text:p>12%</text:p>
          </table:table-cell>
          <table:table-cell office:value-type="float" office:value="7">
            <text:p>7</text:p>
          </table:table-cell>
          <table:table-cell table:number-columns-repeated="2" office:value-type="string">
            <text:p>MIRR</text:p>
          </table:table-cell>
          <table:table-cell/>
          <table:table-cell office:value-type="string">
            <office:annotation draw:style-name="gr1" draw:text-style-name="P1" svg:width="3.577cm" svg:height="1.976cm" svg:x="31.522cm" svg:y="2.013cm" draw:caption-point-x="-31.522cm" draw:caption-point-y="-2.013cm">
              <dc:date>2007-11-27T00:00:00</dc:date>
              <text:p text:style-name="P1"><text:span text:style-name="T1">peo:</text:span></text:p>
              <text:p text:style-name="P1"><text:span text:style-name="T2">Requires fractional exponents.</text:span></text:p>
            </office:annotation>
            <text:p>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0.0866309480363425">
            <text:p>0,08663</text:p>
          </table:table-cell>
          <table:table-cell table:formula="oooc:=IRR([.C7:.H7])" office:value-type="percentage" office:value="0.0866309480365316">
            <text:p>8,66%</text:p>
          </table:table-cell>
          <table:table-cell table:style-name="ce6" office:value-type="float" office:value="-70">
            <text:p>-7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office:value-type="float" office:value="26">
            <text:p>26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" office:value-type="string">
            <text:p>IRR</text:p>
          </table:table-cell>
          <table:table-cell table:number-columns-repeated="244"/>
        </table:table-row>
        <table:table-row table:style-name="ro2">
          <table:table-cell table:style-name="ce2" office:value-type="float" office:value="-0.443506941334654">
            <text:p>-0,44351</text:p>
          </table:table-cell>
          <table:table-cell table:formula="oooc:=IRR([.C8:.E8];[.F8])" office:value-type="percentage" office:value="-0.443506941334741">
            <text:p>-44,35%</text:p>
          </table:table-cell>
          <table:table-cell table:style-name="ce6" office:value-type="float" office:value="-70">
            <text:p>-70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5" office:value-type="percentage" office:value="-0.1">
            <text:p>-10%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0.0518816549542151">
            <text:p>0,05188</text:p>
          </table:table-cell>
          <table:table-cell table:formula="oooc:=IRR([.C9:.G9])" office:value-type="percentage" office:value="0.0518816549542123">
            <text:p>5,19%</text:p>
          </table:table-cell>
          <table:table-cell table:style-name="ce6" office:value-type="float" office:value="100">
            <text:p>100</text:p>
          </table:table-cell>
          <table:table-cell table:style-name="ce6" office:value-type="float" office:value="-50">
            <text:p>-50</text:p>
          </table:table-cell>
          <table:table-cell table:style-name="ce6" office:value-type="float" office:value="-30">
            <text:p>-30</text:p>
          </table:table-cell>
          <table:table-cell table:style-name="ce6" office:value-type="float" office:value="-20">
            <text:p>-20</text:p>
          </table:table-cell>
          <table:table-cell table:style-name="ce6" office:value-type="float" office:value="-10">
            <text:p>-1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IRR([.C10:.G10])" office:value-type="percentage" office:value="0">
            <text:p>Err:523</text:p>
          </table:table-cell>
          <table:table-cell table:style-name="ce6" office:value-type="float" office:value="34">
            <text:p>3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5">
            <text:p>15</text:p>
          </table:table-cell>
          <table:table-cell table:style-name="ce6" office:value-type="float" office:value="18">
            <text:p>18</text:p>
          </table:table-cell>
          <table:table-cell table:style-name="ce6" office:value-type="float" office:value="21">
            <text:p>2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2752.96176">
            <text:p>2752,96176</text:p>
          </table:table-cell>
          <table:table-cell table:formula="oooc:=DB([.C12];[.D12];[.E12];[.F12])" office:value-type="currency" office:currency="RUB" office:value="2752.96176">
            <text:p>2 752,96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B</text:p>
          </table:table-cell>
          <table:table-cell table:number-columns-repeated="244"/>
        </table:table-row>
        <table:table-row table:style-name="ro2">
          <table:table-cell office:value-type="float" office:value="1003.42346803098">
            <text:p>1003,42347</text:p>
          </table:table-cell>
          <table:table-cell table:formula="oooc:=DB([.C13];[.D13];[.E13];[.F13])" office:value-type="currency" office:currency="RUB" office:value="1003.42346803098">
            <text:p>1 003,4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284.177276717334">
            <text:p>284,17728</text:p>
          </table:table-cell>
          <table:table-cell table:formula="oooc:=DB([.C14];[.D14];[.E14];[.F14])" office:value-type="currency" office:currency="RUB" office:value="284.177276717334">
            <text:p>284,18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1605.89436">
            <text:p>1605,89436</text:p>
          </table:table-cell>
          <table:table-cell table:formula="oooc:=DB([.C15];[.D15];[.E15];[.F15];[.G15])" office:value-type="currency" office:currency="RUB" office:value="1605.89436">
            <text:p>1 605,8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123.41672916939">
            <text:p>1123,41673</text:p>
          </table:table-cell>
          <table:table-cell table:formula="oooc:=DB([.C16];[.D16];[.E16];[.F16];[.G16])" office:value-type="currency" office:currency="RUB" office:value="1123.41672916939">
            <text:p>1 123,4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103.004395543481">
            <text:p>103,0044</text:p>
          </table:table-cell>
          <table:table-cell table:formula="oooc:=DB([.C17];[.D17];[.E17];[.F17];[.G17])" office:value-type="currency" office:currency="RUB" office:value="103.004395543481">
            <text:p>103,0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1">
            <text:p>11</text:p>
          </table:table-cell>
          <table:table-cell table:style-name="ce6" office:value-type="float" office:value="7">
            <text:p>7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2469.024">
            <text:p>2469,024</text:p>
          </table:table-cell>
          <table:table-cell table:formula="oooc:=DDB([.C19];[.D19];[.E19];[.F19])" office:value-type="currency" office:currency="RUB" office:value="2469.024">
            <text:p>2 469,02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DDB</text:p>
          </table:table-cell>
          <table:table-cell table:number-columns-repeated="244"/>
        </table:table-row>
        <table:table-row table:style-name="ro2">
          <table:table-cell table:style-name="ce2" office:value-type="float" office:value="904.545157460532">
            <text:p>904,54516</text:p>
          </table:table-cell>
          <table:table-cell table:formula="oooc:=DDB([.C20];[.D20];[.E20];[.F20])" office:value-type="currency" office:currency="RUB" office:value="904.545157460532">
            <text:p>904,55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5">
            <text:p>5,5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331.386791657472">
            <text:p>331,38679</text:p>
          </table:table-cell>
          <table:table-cell table:formula="oooc:=DDB([.C21];[.D21];[.E21];[.F21])" office:value-type="currency" office:currency="RUB" office:value="331.386791657472">
            <text:p>331,3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table:style-name="ce2" office:value-type="float" office:value="1851.768">
            <text:p>1851,768</text:p>
          </table:table-cell>
          <table:table-cell table:formula="oooc:=DDB([.C22];[.D22];[.E22];[.F22];[.G22])" office:value-type="currency" office:currency="RUB" office:value="1851.768">
            <text:p>1 851,7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891.192946596795">
            <text:p>891,19295</text:p>
          </table:table-cell>
          <table:table-cell table:formula="oooc:=DDB([.C23];[.D23];[.E23];[.F23];[.G23])" office:value-type="currency" office:currency="RUB" office:value="891.192946596795">
            <text:p>891,19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DDB([.C24];[.D24];[.E24];[.F24];[.G24])" office:value-type="currency" office:currency="RUB" office:value="428.900849384955">
            <text:p>428,9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office:value-type="float" office:value="1.5">
            <text:p>1,5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DDB([.C25];[.D25];[.E25];[.F25];[.G25])" office:value-type="currency" office:currency="RUB" office:value="11357.47">
            <text:p>11 357,4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.1">
            <text:p>10,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DDB([.C26];[.D26];[.E26];[.F26];[.G26])" office:value-type="currency" office:currency="RUB" office:value="0">
            <text:p>0,0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001">
            <text:p>1,001</text:p>
          </table:table-cell>
          <table:table-cell table:style-name="ce6" office:value-type="float" office:value="10.1">
            <text:p>10,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2250">
            <text:p>2250</text:p>
          </table:table-cell>
          <table:table-cell table:formula="oooc:=SLN([.C28];[.D28];[.E28])" office:value-type="currency" office:currency="RUB" office:value="2250">
            <text:p>2 250,00руб.</text:p>
          </table:table-cell>
          <table:table-cell table:style-name="ce7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" office:value-type="string">
            <text:p>SLN</text:p>
          </table:table-cell>
          <table:table-cell table:number-columns-repeated="244"/>
        </table:table-row>
        <table:table-row table:style-name="ro2">
          <table:table-cell office:value-type="float" office:value="2247.77222777223">
            <text:p>2247,77223</text:p>
          </table:table-cell>
          <table:table-cell table:formula="oooc:=SLN([.C29];[.D29];[.E29])" office:value-type="currency" office:currency="RUB" office:value="2247.77222777223">
            <text:p>2 247,77руб.</text:p>
          </table:table-cell>
          <table:table-cell table:style-name="ce7" office:value-type="float" office:value="29999.95">
            <text:p>29999,95</text:p>
          </table:table-cell>
          <table:table-cell table:style-name="ce6" office:value-type="float" office:value="7499.75">
            <text:p>7499,75</text:p>
          </table:table-cell>
          <table:table-cell table:style-name="ce6" office:value-type="float" office:value="10.01">
            <text:p>10,01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4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4090.90909090909">
            <text:p>4090,90909</text:p>
          </table:table-cell>
          <table:table-cell table:formula="oooc:=SYD([.C31];[.D31];[.E31];[.F31])" office:value-type="currency" office:currency="RUB" office:value="4090.90909090909">
            <text:p>4 090,91руб.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 office:value-type="string">
            <text:p>SYD</text:p>
          </table:table-cell>
          <table:table-cell table:number-columns-repeated="244"/>
        </table:table-row>
        <table:table-row table:style-name="ro2">
          <table:table-cell office:value-type="float" office:value="409.090909090909">
            <text:p>409,09091</text:p>
          </table:table-cell>
          <table:table-cell table:formula="oooc:=SYD([.C32];[.D32];[.E32];[.F32])" office:value-type="currency" office:currency="RUB" office:value="409.090909090909">
            <text:p>409,09руб.</text:p>
          </table:table-cell>
          <table:table-cell table:style-name="ce6" office:value-type="float" office:value="30000">
            <text:p>30000</text:p>
          </table:table-cell>
          <table:table-cell table:style-name="ce6" office:value-type="float" office:value="7500">
            <text:p>7500</text:p>
          </table:table-cell>
          <table:table-cell table:number-columns-repeated="2" table:style-name="ce6" office:value-type="float" office:value="10">
            <text:p>1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3270.60046220809">
            <text:p>3270,60046</text:p>
          </table:table-cell>
          <table:table-cell table:formula="oooc:=SYD([.C33];[.D33];[.E33];[.F33])" office:value-type="currency" office:currency="RUB" office:value="3270.60046220809">
            <text:p>3 270,60руб.</text:p>
          </table:table-cell>
          <table:table-cell table:style-name="ce7" office:value-type="float" office:value="29999.95">
            <text:p>29999,95</text:p>
          </table:table-cell>
          <table:table-cell table:style-name="ce6" office:value-type="float" office:value="7499.75">
            <text:p>7499,75</text:p>
          </table:table-cell>
          <table:table-cell table:style-name="ce6" office:value-type="float" office:value="10.01">
            <text:p>10,01</text:p>
          </table:table-cell>
          <table:table-cell table:style-name="ce6" office:value-type="float" office:value="3">
            <text:p>3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3">
          <table:table-cell table:number-columns-repeated="2"/>
          <table:table-cell table:style-name="ce8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2581.40337406012">
            <text:p>2581,40337</text:p>
          </table:table-cell>
          <table:table-cell table:formula="oooc:=FV([.C35];[.D35];[.E35];[.F35];[.G35])" office:value-type="currency" office:currency="RUB" office:value="2581.40337406014">
            <text:p>2 581,40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-500">
            <text:p>-5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FV</text:p>
          </table:table-cell>
          <table:table-cell/>
          <table:table-cell office:value-type="string">
            <office:annotation draw:style-name="gr1" draw:text-style-name="P1" svg:width="3.588cm" svg:height="1.967cm" svg:x="33.419cm" svg:y="15.837cm" draw:caption-point-x="-33.419cm" draw:caption-point-y="-15.83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12682.503013197">
            <text:p>12682,50301</text:p>
          </table:table-cell>
          <table:table-cell table:formula="oooc:=FV([.C36];[.D36];[.E36])" office:value-type="currency" office:currency="RUB" office:value="12682.503013197">
            <text:p>12 682,50руб.</text:p>
          </table:table-cell>
          <table:table-cell table:style-name="ce8" office:value-type="percentage" office:value="0.01">
            <text:p>1,0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8cm" svg:height="2.049cm" svg:x="33.419cm" svg:y="16.281cm" draw:caption-point-x="-33.419cm" draw:caption-point-y="-16.28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82898.0651431568">
            <text:p>82898,06514</text:p>
          </table:table-cell>
          <table:table-cell table:formula="oooc:=FV([.C37];[.D37];[.E37];0;[.F37])" office:value-type="currency" office:currency="RUB" office:value="82898.0651431564">
            <text:p>82 898,07руб.</text:p>
          </table:table-cell>
          <table:table-cell table:style-name="ce8" office:value-type="percentage" office:value="0.0092">
            <text:p>0,92%</text:p>
          </table:table-cell>
          <table:table-cell table:style-name="ce6" office:value-type="float" office:value="35">
            <text:p>35</text:p>
          </table:table-cell>
          <table:table-cell table:style-name="ce6" office:value-type="float" office:value="-2000">
            <text:p>-2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49cm" svg:x="33.419cm" svg:y="16.752cm" draw:caption-point-x="-33.419cm" draw:caption-point-y="-16.75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301.4018303409">
            <text:p>2301,40183</text:p>
          </table:table-cell>
          <table:table-cell table:formula="oooc:=FV([.C38];[.D38];[.E38];[.F38];[.G38])" office:value-type="currency" office:currency="RUB" office:value="2301.40183034091">
            <text:p>2 301,40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3"/>
          <table:table-cell office:value-type="string">
            <office:annotation draw:style-name="gr1" draw:text-style-name="P1" svg:width="3.588cm" svg:height="2.014cm" svg:x="33.419cm" svg:y="17.223cm" draw:caption-point-x="-33.419cm" draw:caption-point-y="-17.22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295.23404915445">
            <text:p>2295,23405</text:p>
          </table:table-cell>
          <table:table-cell table:formula="oooc:=FV([.C39];[.D39];[.E39];[.F39])" office:value-type="currency" office:currency="RUB" office:value="2295.23404915446">
            <text:p>2 295,23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04cm" svg:x="33.419cm" svg:y="17.694cm" draw:caption-point-x="-33.419cm" draw:caption-point-y="-17.69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2200">
            <text:p>2200</text:p>
          </table:table-cell>
          <table:table-cell table:formula="oooc:=FV([.C40];[.D40];[.E40];[.F40])" office:value-type="currency" office:currency="RUB" office:value="2200">
            <text:p>2 2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04cm" svg:x="33.419cm" svg:y="18.165cm" draw:caption-point-x="-33.419cm" draw:caption-point-y="-18.165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8"/>
          <table:table-cell table:style-name="ce6" table:number-columns-repeated="6"/>
          <table:table-cell table:number-columns-repeated="247"/>
        </table:table-row>
        <table:table-row table:style-name="ro2">
          <table:table-cell office:value-type="float" office:value="59.6738656742946">
            <text:p>59,67387</text:p>
          </table:table-cell>
          <table:table-cell table:formula="oooc:=NPER([.C42];[.D42];[.E42];[.F42];[.G42])" office:value-type="float" office:value="59.6738656742946">
            <text:p>59,67387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NPER</text:p>
          </table:table-cell>
          <table:table-cell/>
          <table:table-cell office:value-type="string">
            <office:annotation draw:style-name="gr1" draw:text-style-name="P1" svg:width="3.588cm" svg:height="2.017cm" svg:x="33.419cm" svg:y="19.038cm" draw:caption-point-x="-33.419cm" draw:caption-point-y="-19.038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60.0821228537617">
            <text:p>60,08212</text:p>
          </table:table-cell>
          <table:table-cell table:formula="oooc:=NPER([.C43];[.D43];[.E43];[.F43])" office:value-type="float" office:value="60.0821228537617">
            <text:p>60,08212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49cm" svg:x="33.419cm" svg:y="19.532cm" draw:caption-point-x="-33.419cm" draw:caption-point-y="-19.53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90">
            <text:p>90</text:p>
          </table:table-cell>
          <table:table-cell table:formula="oooc:=NPER([.C44];[.D44];[.E44];[.F44])" office:value-type="float" office:value="90">
            <text:p>90</text:p>
          </table:table-cell>
          <table:table-cell table:style-name="ce5" office:value-type="percentage" office:value="0">
            <text:p>0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07cm" svg:x="33.419cm" svg:y="20.06cm" draw:caption-point-x="-33.419cm" draw:caption-point-y="-20.0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9.57859403981316">
            <text:p>-9,57859</text:p>
          </table:table-cell>
          <table:table-cell table:formula="oooc:=NPER([.C45];[.D45];[.E45])" office:value-type="float" office:value="-9.57859403981316">
            <text:p>-9,57859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8cm" svg:height="2.002cm" svg:x="33.419cm" svg:y="20.531cm" draw:caption-point-x="-33.419cm" draw:caption-point-y="-20.53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9.48809500550582">
            <text:p>-9,4881</text:p>
          </table:table-cell>
          <table:table-cell table:formula="oooc:=NPER([.C46];[.D46];[.E46];;[.F46])" office:value-type="float" office:value="-9.48809500550582">
            <text:p>-9,4881</text:p>
          </table:table-cell>
          <table:table-cell table:style-name="ce5" office:value-type="percentage" office:value="0.01">
            <text:p>1%</text:p>
          </table:table-cell>
          <table:table-cell table:style-name="ce6" office:value-type="float" office:value="-100">
            <text:p>-100</text:p>
          </table:table-cell>
          <table:table-cell table:style-name="ce6" office:value-type="float" office:value="-1000">
            <text:p>-1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02cm" svg:x="33.419cm" svg:y="21.002cm" draw:caption-point-x="-33.419cm" draw:caption-point-y="-21.00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-1512.0079920253">
            <text:p>-1512,00799</text:p>
          </table:table-cell>
          <table:table-cell table:formula="oooc:=PMT([.C48];[.D48];[.E48];[.F48];[.G48])" office:value-type="currency" office:currency="RUB" office:value="-1512.00799202529">
            <text:p>-1 512,01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MT</text:p>
          </table:table-cell>
          <table:table-cell/>
          <table:table-cell office:value-type="string">
            <office:annotation draw:style-name="gr1" draw:text-style-name="P1" svg:width="3.588cm" svg:height="2.026cm" svg:x="33.419cm" svg:y="21.92cm" draw:caption-point-x="-33.419cm" draw:caption-point-y="-21.9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500">
            <text:p>-1500</text:p>
          </table:table-cell>
          <table:table-cell table:formula="oooc:=PMT([.C49];[.D49];[.E49];[.F49])" office:value-type="currency" office:currency="RUB" office:value="-1500">
            <text:p>-1 5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5000">
            <text:p>5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48cm" svg:x="33.419cm" svg:y="22.369cm" draw:caption-point-x="-33.419cm" draw:caption-point-y="-22.36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029.86108005343">
            <text:p>-1029,86108</text:p>
          </table:table-cell>
          <table:table-cell table:formula="oooc:=PMT([.C50];[.D50];[.E50];0;[.F50])" office:value-type="currency" office:currency="RUB" office:value="-1029.86108005342">
            <text:p>-1 029,8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48cm" svg:x="33.419cm" svg:y="22.84cm" draw:caption-point-x="-33.419cm" draw:caption-point-y="-22.8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036.65816318178">
            <text:p>-1036,65816</text:p>
          </table:table-cell>
          <table:table-cell table:formula="oooc:=PMT([.C51];[.D51];[.E51])" office:value-type="currency" office:currency="RUB" office:value="-1036.65816318177">
            <text:p>-1 036,6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0000">
            <text:p>10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8cm" svg:height="1.763cm" svg:x="33.419cm" svg:y="23.311cm" draw:caption-point-x="-33.419cm" draw:caption-point-y="-23.311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29.081160867997">
            <text:p>-129,08116</text:p>
          </table:table-cell>
          <table:table-cell table:formula="oooc:=PMT([.C52];[.D52];[.E52];[.F52])" office:value-type="currency" office:currency="RUB" office:value="-129.081160867995">
            <text:p>-129,08руб.</text:p>
          </table:table-cell>
          <table:table-cell table:style-name="ce8" office:value-type="percentage" office:value="0.005">
            <text:p>0,50%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82cm" svg:x="33.419cm" svg:y="23.782cm" draw:caption-point-x="-33.419cm" draw:caption-point-y="-23.78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231.481481481481">
            <text:p>-231,48148</text:p>
          </table:table-cell>
          <table:table-cell table:formula="oooc:=PMT([.C53];[.D53];[.E53];[.F53])" office:value-type="currency" office:currency="RUB" office:value="-231.481481481481">
            <text:p>-231,48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16">
            <text:p>216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27cm" svg:x="33.419cm" svg:y="24.253cm" draw:caption-point-x="-33.419cm" draw:caption-point-y="-24.25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4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office:value-type="float" office:value="-70842.6516709746">
            <text:p>-70842,65167</text:p>
          </table:table-cell>
          <table:table-cell table:formula="oooc:=PV([.C55];[.D55];[.E55];[.F55];[.G55])" office:value-type="currency" office:currency="RUB" office:value="-70842.6516709747">
            <text:p>-70 842,65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PV</text:p>
          </table:table-cell>
          <table:table-cell/>
          <table:table-cell office:value-type="string">
            <office:annotation draw:style-name="gr1" draw:text-style-name="P1" svg:width="3.588cm" svg:height="2.371cm" svg:x="33.419cm" svg:y="25.129cm" draw:caption-point-x="-33.419cm" draw:caption-point-y="-25.129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70445.7633240951">
            <text:p>-70445,76332</text:p>
          </table:table-cell>
          <table:table-cell table:formula="oooc:=PV([.C56];[.D56];[.E56];[.F56])" office:value-type="currency" office:currency="RUB" office:value="-70445.7633240952">
            <text:p>-70 445,76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1.772cm" svg:x="33.419cm" svg:y="25.533cm" draw:caption-point-x="-33.419cm" draw:caption-point-y="-25.533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70000">
            <text:p>-170000</text:p>
          </table:table-cell>
          <table:table-cell table:formula="oooc:=PV([.C57];[.D57];[.E57];[.F57])" office:value-type="currency" office:currency="RUB" office:value="-170000">
            <text:p>-170 0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50000">
            <text:p>500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2.05cm" svg:x="33.419cm" svg:y="26.004cm" draw:caption-point-x="-33.419cm" draw:caption-point-y="-26.004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60134.5980120445">
            <text:p>-60134,59801</text:p>
          </table:table-cell>
          <table:table-cell table:formula="oooc:=PV([.C58];[.D58];[.E58])" office:value-type="currency" office:currency="RUB" office:value="-60134.5980120446">
            <text:p>-60 134,60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8cm" svg:height="2.07cm" svg:x="33.419cm" svg:y="26.42cm" draw:caption-point-x="-33.419cm" draw:caption-point-y="-26.42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60531.486358924">
            <text:p>-60531,48636</text:p>
          </table:table-cell>
          <table:table-cell table:formula="oooc:=PV([.C59];[.D59];[.E59];0;[.F59])" office:value-type="currency" office:currency="RUB" office:value="-60531.4863589242">
            <text:p>-60 531,49руб.</text:p>
          </table:table-cell>
          <table:table-cell table:style-name="ce8" office:value-type="percentage" office:value="0.0066">
            <text:p>0,66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3"/>
          <table:table-cell office:value-type="string">
            <office:annotation draw:style-name="gr1" draw:text-style-name="P1" svg:width="3.588cm" svg:height="1.949cm" svg:x="33.419cm" svg:y="26.946cm" draw:caption-point-x="-33.419cm" draw:caption-point-y="-26.946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2">
          <table:table-cell office:value-type="float" office:value="-120000">
            <text:p>-120000</text:p>
          </table:table-cell>
          <table:table-cell table:formula="oooc:=PV([.C60];[.D60];[.E60])" office:value-type="currency" office:currency="RUB" office:value="-120000">
            <text:p>-120 000,00руб.</text:p>
          </table:table-cell>
          <table:table-cell table:style-name="ce8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3"/>
          <table:table-cell office:value-type="string">
            <office:annotation draw:style-name="gr1" draw:text-style-name="P1" svg:width="3.588cm" svg:height="2.004cm" svg:x="33.419cm" svg:y="27.417cm" draw:caption-point-x="-33.419cm" draw:caption-point-y="-27.417cm">
              <dc:date>2007-11-27T00:00:00</dc:date>
              <text:p text:style-name="P1"><text:span text:style-name="T1">Vladimir Korenev:</text:span></text:p>
              <text:p text:style-name="P1"><text:span text:style-name="T2">Precision problem</text:span></text:p>
            </office:annotation>
            <text:p>long, bigdecimal</text:p>
          </table:table-cell>
          <table:table-cell table:number-columns-repeated="242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0.00725205419707509">
            <text:p>0,00725</text:p>
          </table:table-cell>
          <table:table-cell table:formula="oooc:=RATE([.C62];[.D62];[.E62];[.F62];[.G62];[.H62])" office:value-type="percentage" office:value="0.00725205419717002">
            <text:p>0,73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" office:value-type="string">
            <text:p>RATE</text:p>
          </table:table-cell>
          <table:table-cell table:number-columns-repeated="244"/>
        </table:table-row>
        <table:table-row table:style-name="ro2">
          <table:table-cell office:value-type="float" office:value="0.00725205419707762">
            <text:p>0,00725</text:p>
          </table:table-cell>
          <table:table-cell table:formula="oooc:=RATE([.C63];[.D63];[.E63];[.F63];[.G63])" office:value-type="percentage" office:value="0.00725205419717002">
            <text:p>0,73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office:value-type="float" office:value="0.00692582800786052">
            <text:p>0,00693</text:p>
          </table:table-cell>
          <table:table-cell table:formula="oooc:=RATE([.C64];[.D64];[.E64];[.F64])" office:value-type="percentage" office:value="0.00692582800794476">
            <text:p>0,69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200">
            <text:p>20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.00770147248820137">
            <text:p>0,0077</text:p>
          </table:table-cell>
          <table:table-cell table:formula="oooc:=RATE([.C65];[.D65];[.E65])" office:value-type="percentage" office:value="0.00770147248823346">
            <text:p>0,77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table:number-columns-repeated="4"/>
          <table:table-cell office:value-type="float" office:value="3">
            <text:p>3</text:p>
          </table:table-cell>
          <table:table-cell table:number-columns-repeated="246"/>
        </table:table-row>
        <table:table-row table:style-name="ro2">
          <table:table-cell office:value-type="float" office:value="0.00770147248819591">
            <text:p>0,0077</text:p>
          </table:table-cell>
          <table:table-cell table:formula="oooc:=RATE([.C66];[.D66];[.E66];0;0;[.F66])" office:value-type="percentage" office:value="0.00770147248823346">
            <text:p>0,77%</text:p>
          </table:table-cell>
          <table:table-cell table:style-name="ce6" office:value-type="float" office:value="48">
            <text:p>48</text:p>
          </table:table-cell>
          <table:table-cell table:style-name="ce6" office:value-type="float" office:value="-200">
            <text:p>-200</text:p>
          </table:table-cell>
          <table:table-cell table:style-name="ce6" office:value-type="float" office:value="8000">
            <text:p>8000</text:p>
          </table:table-cell>
          <table:table-cell table:style-name="ce6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float" office:value="0">
            <text:p>0</text:p>
          </table:table-cell>
          <table:table-cell table:formula="oooc:=RATE([.C67];[.D67];[.E67];0;0;[.F67])" office:value-type="percentage" office:value="0">
            <text:p>0,00%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-120000">
            <text:p>-120000</text:p>
          </table:table-cell>
          <table:table-cell table:style-name="ce9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RATE([.C68];[.D68];[.E68];0;0;[.F68])" office:value-type="percentage" office:value="0">
            <text:p>Err:523</text:p>
          </table:table-cell>
          <table:table-cell table:style-name="ce6" office:value-type="float" office:value="240">
            <text:p>240</text:p>
          </table:table-cell>
          <table:table-cell table:style-name="ce6" office:value-type="float" office:value="500">
            <text:p>500</text:p>
          </table:table-cell>
          <table:table-cell table:style-name="ce6" office:value-type="float" office:value="3">
            <text:p>3</text:p>
          </table:table-cell>
          <table:table-cell table:style-name="ce9" office:value-type="float" office:value="0">
            <text:p>0</text:p>
          </table:table-cell>
          <table:table-cell table:style-name="ce6" table:number-columns-repeated="3"/>
          <table:table-cell office:value-type="float" office:value="4">
            <text:p>4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>
          <table:table-cell table:number-columns-repeated="2"/>
          <table:table-cell table:style-name="ce6" table:number-columns-repeated="7"/>
          <table:table-cell table:number-columns-repeated="247"/>
        </table:table-row>
        <table:table-row table:style-name="ro2">
          <table:table-cell table:style-name="ce2" office:value-type="float" office:value="384">
            <text:p>384</text:p>
          </table:table-cell>
          <table:table-cell table:formula="oooc:=VDB([.C70];[.D70];[.E70];[.F70];[.G70])" office:value-type="currency" office:currency="RUB" office:value="384">
            <text:p>384,00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 office:value-type="string">
            <text:p>VDB</text:p>
          </table:table-cell>
          <table:table-cell table:number-columns-repeated="244"/>
        </table:table-row>
        <table:table-row table:style-name="ro2">
          <table:table-cell table:style-name="ce2" office:value-type="float" office:value="307.2">
            <text:p>307,2</text:p>
          </table:table-cell>
          <table:table-cell table:formula="oooc:=VDB([.C71];[.D71];[.E71];[.F71];[.G71])" office:value-type="currency" office:currency="RUB" office:value="307.2">
            <text:p>307,20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3">
            <text:p>3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329.1456">
            <text:p>329,1456</text:p>
          </table:table-cell>
          <table:table-cell table:formula="oooc:=VDB([.C72];[.D72];[.E72];[.F72];[.G72])" office:value-type="currency" office:currency="RUB" office:value="329.1456">
            <text:p>329,15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6">
            <text:p>6</text:p>
          </table:table-cell>
          <table:table-cell table:style-name="ce6" office:value-type="float" office:value="10">
            <text:p>10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313.344">
            <text:p>313,344</text:p>
          </table:table-cell>
          <table:table-cell table:formula="oooc:=VDB([.C73];[.D73];[.E73];[.F73];[.G73];[.H73];[.I73])" office:value-type="currency" office:currency="RUB" office:value="313.344">
            <text:p>313,34руб.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.3">
            <text:p>2,3</text:p>
          </table:table-cell>
          <table:table-cell table:style-name="ce6" office:value-type="float" office:value="3.4">
            <text:p>3,4</text:p>
          </table:table-cell>
          <table:table-cell table:style-name="ce6" office:value-type="float" office:value="2">
            <text:p>2</text:p>
          </table:table-cell>
          <table:table-cell table:style-name="ce10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table:style-name="ce2" office:value-type="float" office:value="3890.748405295">
            <text:p>3890,74841</text:p>
          </table:table-cell>
          <table:table-cell table:formula="oooc:=VDB([.C74];[.D74];[.E74];[.F74];[.G74];[.H74])" office:value-type="currency" office:currency="RUB" office:value="3890.748405295">
            <text:p>3 890,75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5.5">
            <text:p>5,5</text:p>
          </table:table-cell>
          <table:table-cell table:style-name="ce6" office:value-type="float" office:value="1.5">
            <text:p>1,5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table:style-name="ce2" office:value-type="float" office:value="428.900849384954">
            <text:p>428,90085</text:p>
          </table:table-cell>
          <table:table-cell table:formula="oooc:=VDB([.C75];[.D75];[.E75];[.F75];[.G75];[.H75];[.I75])" office:value-type="currency" office:currency="RUB" office:value="428.900849384955">
            <text:p>428,90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9">
            <text:p>9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.5">
            <text:p>1,5</text:p>
          </table:table-cell>
          <table:table-cell table:style-name="ce10" office:value-type="boolean" office:boolean-value="true">
            <text:p>ИСТИНА</text:p>
          </table:table-cell>
          <table:table-cell office:value-type="float" office:value="7">
            <text:p>7</text:p>
          </table:table-cell>
          <table:table-cell table:number-columns-repeated="246"/>
        </table:table-row>
        <table:table-row table:style-name="ro2">
          <table:table-cell table:style-name="ce2" office:value-type="float" office:value="11357.47">
            <text:p>11357,47</text:p>
          </table:table-cell>
          <table:table-cell table:formula="oooc:=VDB([.C76];[.D76];[.E76];[.F76];[.G76];[.H76])" office:value-type="currency" office:currency="RUB" office:value="11357.47">
            <text:p>11 357,47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10.1">
            <text:p>10,1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table:style-name="ce2" office:value-type="float" office:value="2488.776192">
            <text:p>2488,77619</text:p>
          </table:table-cell>
          <table:table-cell table:formula="oooc:=VDB([.C77];[.D77];[.E77];[.F77];[.G77];[.H77])" office:value-type="currency" office:currency="RUB" office:value="2488.776192">
            <text:p>2 488,78руб.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2">
            <text:p>2</text:p>
          </table:table-cell>
          <table:table-cell table:style-name="ce6"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DB([.C78];[.D78];[.E78];[.F78];[.G78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DB([.C79];[.D79];[.E79];[.F79];[.G79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300">
            <text:p>30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2">
            <text:p>2</text:p>
          </table:table-cell>
          <table:table-cell table:style-name="ce6" office:value-type="float" office:value="1">
            <text:p>1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office:value-type="string">
            <text:p>!NUM:FE</text:p>
          </table:table-cell>
          <table:table-cell table:formula="oooc:=VDB([.C80];[.D80];[.E80];[.F80];[.G80])" office:value-type="currency" office:currency="RUB" office:value="0">
            <text:p>Err:504</text:p>
          </table:table-cell>
          <table:table-cell table:style-name="ce6" office:value-type="float" office:value="-1">
            <text:p>-1</text:p>
          </table:table-cell>
          <table:table-cell table:style-name="ce6" office:value-type="float" office:value="2401">
            <text:p>2401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2">
          <table:table-cell table:style-name="ce2" office:value-type="float" office:value="0">
            <text:p>0</text:p>
          </table:table-cell>
          <table:table-cell table:formula="oooc:=VDB([.C81];[.D81];[.E81];[.F81];[.G81])" office:value-type="currency" office:currency="RUB" office:value="0">
            <text:p>Err:504</text:p>
          </table:table-cell>
          <table:table-cell table:style-name="ce6" office:value-type="float" office:value="2400">
            <text:p>2400</text:p>
          </table:table-cell>
          <table:table-cell table:style-name="ce6" office:value-type="float" office:value="2410">
            <text:p>2410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2">
            <text:p>2</text:p>
          </table:table-cell>
          <table:table-cell table:style-name="ce6" table:number-columns-repeated="2"/>
          <table:table-cell office:value-type="float" office:value="5">
            <text:p>5</text:p>
          </table:table-cell>
          <table:table-cell table:number-columns-repeated="246"/>
        </table:table-row>
        <table:table-row table:style-name="ro2">
          <table:table-cell table:style-name="ce2" office:value-type="float" office:value="1147.10447">
            <text:p>1147,10447</text:p>
          </table:table-cell>
          <table:table-cell table:formula="oooc:=VDB([.C82];[.D82];[.E82];[.F82];[.G82];[.H82])" office:value-type="currency" office:currency="RUB" office:value="0">
            <text:p>Err:504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0">
            <text:p>0</text:p>
          </table:table-cell>
          <table:table-cell/>
          <table:table-cell office:value-type="float" office:value="6">
            <text:p>6</text:p>
          </table:table-cell>
          <table:table-cell table:number-columns-repeated="246"/>
        </table:table-row>
        <table:table-row table:style-name="ro2">
          <table:table-cell office:value-type="string">
            <text:p>!NUM:FE</text:p>
          </table:table-cell>
          <table:table-cell table:formula="oooc:=VDB([.C83];[.D83];[.E83];[.F83];[.G83];[.H83])" office:value-type="currency" office:currency="RUB" office:value="0">
            <text:p>Err:504</text:p>
          </table:table-cell>
          <table:table-cell table:style-name="ce6" office:value-type="float" office:value="12345.12">
            <text:p>12345,12</text:p>
          </table:table-cell>
          <table:table-cell table:style-name="ce6" office:value-type="float" office:value="987.65">
            <text:p>987,65</text:p>
          </table:table-cell>
          <table:table-cell table:style-name="ce6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.01">
            <text:p>1,01</text:p>
          </table:table-cell>
          <table:table-cell table:style-name="ce6" office:value-type="float" office:value="-0.001">
            <text:p>-0,001</text:p>
          </table:table-cell>
          <table:table-cell/>
          <table:table-cell office:value-type="float" office:value="6">
            <text:p>6</text:p>
          </table:table-cell>
          <table:table-cell table:number-columns-repeated="2"/>
          <table:table-cell office:value-type="string">
            <text:p>#NUM!</text:p>
          </table:table-cell>
          <table:table-cell table:number-columns-repeated="243"/>
        </table:table-row>
        <table:table-row table:style-name="ro3" table:number-rows-repeated="65452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>
        <table:named-range table:name="HeaderRange" table:base-cell-address="$Sheet1.$A$1" table:cell-range-address="$Sheet1.$A$1:.$N$1"/>
        <table:named-range table:name="NPVRange" table:base-cell-address="$Sheet1.$A$1" table:cell-range-address="$Sheet1.$A$2:.$N$3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Verdana1" svg:font-family="Verdana"/>
    <style:font-face style:name="Verdana" svg:font-family="Verdana" style:font-family-generic="swiss"/>
    <style:font-face style:name="Arial" svg:font-family="Arial" style:font-family-generic="swiss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5"/>
      <style:paragraph-properties style:tab-stop-distance="1.25cm"/>
      <style:text-properties style:font-name="Arial" fo:language="ru" fo:country="RU" style:font-name-asian="DejaVuSans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ru" number:country="RU">руб.</number:currency-symbol>
      <style:map style:condition="value()&gt;=0" style:apply-style-name="N106P0"/>
    </number:currency-style>
    <number:number-style style:name="N109P0" style:volatile="true">
      <number:text>$</number:text>
      <number:number number:decimal-places="0" number:min-integer-digits="1" number:grouping="true"/>
      <number:text> </number:text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/>
      <number:text> </number:text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/>
      <number:text> </number:text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/>
      <number:text> </number:text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21P0" style:volatile="true">
      <number:text> </number:text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</number:text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number-style style:name="N139P0" style:volatile="true">
      <number:text>SFr. </number:text>
      <number:number number:decimal-places="0" number:min-integer-digits="1" number:grouping="true"/>
    </number:number-style>
    <number:number-style style:name="N139">
      <number:text>SFr. -</number:text>
      <number:number number:decimal-places="0" number:min-integer-digits="1" number:grouping="true"/>
      <style:map style:condition="value()&gt;=0" style:apply-style-name="N139P0"/>
    </number:number-style>
    <number:number-style style:name="N140P0" style:volatile="true">
      <number:text>SFr. </number:text>
      <number:number number:decimal-places="0" number:min-integer-digits="1" number:grouping="true"/>
    </number:number-style>
    <number:number-style style:name="N140">
      <style:text-properties fo:color="#ff0000"/>
      <number:text>SFr. -</number:text>
      <number:number number:decimal-places="0" number:min-integer-digits="1" number:grouping="true"/>
      <style:map style:condition="value()&gt;=0" style:apply-style-name="N140P0"/>
    </number:number-style>
    <number:number-style style:name="N142P0" style:volatile="true">
      <number:text>SFr. </number:text>
      <number:number number:decimal-places="2" number:min-integer-digits="1" number:grouping="true"/>
    </number:number-style>
    <number:number-style style:name="N142">
      <number:text>SFr. -</number:text>
      <number:number number:decimal-places="2" number:min-integer-digits="1" number:grouping="true"/>
      <style:map style:condition="value()&gt;=0" style:apply-style-name="N142P0"/>
    </number:number-style>
    <number:number-style style:name="N143P0" style:volatile="true">
      <number:text>SFr. </number:text>
      <number:number number:decimal-places="2" number:min-integer-digits="1" number:grouping="true"/>
    </number:number-style>
    <number:number-style style:name="N143">
      <style:text-properties fo:color="#ff0000"/>
      <number:text>SFr. -</number:text>
      <number:number number:decimal-places="2" number:min-integer-digits="1" number:grouping="true"/>
      <style:map style:condition="value()&gt;=0" style:apply-style-name="N143P0"/>
    </number:number-style>
    <number:number-style style:name="N147P0" style:volatile="true">
      <number:text> SFr. </number:text>
      <number:number number:decimal-places="0" number:min-integer-digits="1" number:grouping="true"/>
      <number:text> </number:text>
    </number:number-style>
    <number:number-style style:name="N147P1" style:volatile="true">
      <number:text> SFr. -</number:text>
      <number:number number:decimal-places="0" number:min-integer-digits="1" number:grouping="true"/>
      <number:text> </number:text>
    </number:number-style>
    <number:number-style style:name="N147P2" style:volatile="true">
      <number:text> SFr. -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-</number:text>
      <number:number number:decimal-places="0" number:min-integer-digits="1" number:grouping="true"/>
      <number:text> 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3P0" style:volatile="true">
      <number:text> SFr. </number:text>
      <number:number number:decimal-places="2" number:min-integer-digits="1" number:grouping="true"/>
      <number:text> </number:text>
    </number:number-style>
    <number:number-style style:name="N153P1" style:volatile="true">
      <number:text> SFr. -</number:text>
      <number:number number:decimal-places="2" number:min-integer-digits="1" number:grouping="true"/>
      <number:text> </number:text>
    </number:number-style>
    <number:number-style style:name="N153P2" style:volatile="true">
      <number:text> SFr. -</number:text>
      <number:number number:decimal-places="0" number:min-integer-digits="0"/>
      <number:text> </number:text>
    </number:number-style>
    <number:text-style style:name="N153"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5P0" style:volatile="true">
      <number:text> </number:text>
      <number:number number:decimal-places="2" number:min-integer-digits="1" number:grouping="true"/>
      <number:text> </number:text>
    </number:number-style>
    <number:number-style style:name="N155P1" style:volatile="true">
      <number:text> -</number:text>
      <number:number number:decimal-places="2" number:min-integer-digits="1" number:grouping="true"/>
      <number:text> </number:text>
    </number:number-style>
    <number:number-style style:name="N155P2" style:volatile="true">
      <number:text> -</number:text>
      <number:number number:decimal-places="0" number:min-integer-digits="0"/>
      <number:text> </number:text>
    </number:number-style>
    <number:text-style style:name="N155"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7P0" style:volatile="true">
      <number:number number:decimal-places="0" number:min-integer-digits="1" number:grouping="true"/>
      <number:text>р.</number:text>
    </number:number-style>
    <number:number-style style:name="N157">
      <number:text>-</number:text>
      <number:number number:decimal-places="0" number:min-integer-digits="1" number:grouping="true"/>
      <number:text>р.</number:text>
      <style:map style:condition="value()&gt;=0" style:apply-style-name="N157P0"/>
    </number:number-style>
    <number:number-style style:name="N158P0" style:volatile="true">
      <number:number number:decimal-places="0" number:min-integer-digits="1" number:grouping="true"/>
      <number:text>р.</number:text>
    </number:number-style>
    <number:number-style style:name="N158">
      <style:text-properties fo:color="#ff0000"/>
      <number:text>-</number:text>
      <number:number number:decimal-places="0" number:min-integer-digits="1" number:grouping="true"/>
      <number:text>р.</number:text>
      <style:map style:condition="value()&gt;=0" style:apply-style-name="N158P0"/>
    </number:number-style>
    <number:number-style style:name="N160P0" style:volatile="true">
      <number:number number:decimal-places="2" number:min-integer-digits="1" number:grouping="true"/>
      <number:text>р.</number:text>
    </number:number-style>
    <number:number-style style:name="N160">
      <number:text>-</number:text>
      <number:number number:decimal-places="2" number:min-integer-digits="1" number:grouping="true"/>
      <number:text>р.</number:text>
      <style:map style:condition="value()&gt;=0" style:apply-style-name="N160P0"/>
    </number:number-style>
    <number:number-style style:name="N161P0" style:volatile="true">
      <number:number number:decimal-places="2" number:min-integer-digits="1" number:grouping="true"/>
      <number:text>р.</number:text>
    </number:number-style>
    <number:number-style style:name="N161">
      <style:text-properties fo:color="#ff0000"/>
      <number:text>-</number:text>
      <number:number number:decimal-places="2" number:min-integer-digits="1" number:grouping="true"/>
      <number:text>р.</number:text>
      <style:map style:condition="value()&gt;=0" style:apply-style-name="N161P0"/>
    </number:number-style>
    <number:number-style style:name="N165P0" style:volatile="true">
      <number:text> </number:text>
      <number:number number:decimal-places="0" number:min-integer-digits="1" number:grouping="true"/>
      <number:text>р. </number:text>
    </number:number-style>
    <number:number-style style:name="N165P1" style:volatile="true">
      <number:text>-</number:text>
      <number:number number:decimal-places="0" number:min-integer-digits="1" number:grouping="true"/>
      <number:text>р. </number:text>
    </number:number-style>
    <number:number-style style:name="N165P2" style:volatile="true">
      <number:text> -р.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number:text> </number:text>
      <number:number number:decimal-places="0" number:min-integer-digits="1" number:grouping="true"/>
      <number:text>    </number:text>
    </number:number-style>
    <number:number-style style:name="N169P1" style:volatile="true">
      <number:text>-</number:text>
      <number:number number:decimal-places="0" number:min-integer-digits="1" number:grouping="true"/>
      <number:text>    </number:text>
    </number:number-style>
    <number:number-style style:name="N169P2" style:volatile="true">
      <number:text> -   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text> </number:text>
      <number:number number:decimal-places="2" number:min-integer-digits="1" number:grouping="true"/>
      <number:text>р. </number:text>
    </number:number-style>
    <number:number-style style:name="N173P1" style:volatile="true">
      <number:text>-</number:text>
      <number:number number:decimal-places="2" number:min-integer-digits="1" number:grouping="true"/>
      <number:text>р. </number:text>
    </number:number-style>
    <number:number-style style:name="N173P2" style:volatile="true">
      <number:text> -</number:text>
      <number:number number:decimal-places="0" number:min-integer-digits="0"/>
      <number:text>р.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number:text> </number:text>
      <number:number number:decimal-places="2" number:min-integer-digits="1" number:grouping="true"/>
      <number:text>    </number:text>
    </number:number-style>
    <number:number-style style:name="N177P1" style:volatile="true">
      <number:text>-</number:text>
      <number:number number:decimal-places="2" number:min-integer-digits="1" number:grouping="true"/>
      <number:text>    </number:text>
    </number:number-style>
    <number:number-style style:name="N177P2" style:volatile="true">
      <number:text> -</number:text>
      <number:number number:decimal-places="0" number:min-integer-digits="0"/>
      <number:text>   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">
      <number:number number:decimal-places="8" number:min-integer-digits="1"/>
    </number:number-style>
    <number:number-style style:name="N179">
      <number:number number:decimal-places="7" number:min-integer-digits="1"/>
    </number:number-style>
    <number:number-style style:name="N180">
      <number:number number:decimal-places="6" number:min-integer-digits="1"/>
    </number:number-style>
    <number:number-style style:name="N181">
      <number:number number:decimal-places="5" number:min-integer-digits="1"/>
    </number:number-style>
    <number:number-style style:name="N182">
      <number:number number:decimal-places="4" number:min-integer-digits="1"/>
    </number:number-style>
    <number:number-style style:name="N183">
      <number:number number:decimal-places="3" number:min-integer-digits="1"/>
    </number:number-style>
    <number:number-style style:name="N186P0" style:volatile="true">
      <number:text> </number:text>
      <number:number number:decimal-places="3" number:min-integer-digits="1" number:grouping="true"/>
      <number:text> </number:text>
    </number:number-style>
    <number:number-style style:name="N186P1" style:volatile="true">
      <number:text> -</number:text>
      <number:number number:decimal-places="3" number:min-integer-digits="1" number:grouping="true"/>
      <number:text> </number:text>
    </number:number-style>
    <number:number-style style:name="N186P2" style:volatile="true">
      <number:text> -</number:text>
      <number:number number:decimal-places="0" number:min-integer-digits="0"/>
      <number:text>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text> </number:text>
      <number:number number:decimal-places="4" number:min-integer-digits="1" number:grouping="true"/>
      <number:text> </number:text>
    </number:number-style>
    <number:number-style style:name="N189P1" style:volatile="true">
      <number:text> -</number:text>
      <number:number number:decimal-places="4" number:min-integer-digits="1" number:grouping="true"/>
      <number:text> </number:text>
    </number:number-style>
    <number:number-style style:name="N189P2" style:volatile="true">
      <number:text> -</number:text>
      <number:number number:decimal-places="0" number:min-integer-digits="0"/>
      <number:text> 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2P0" style:volatile="true">
      <number:text> </number:text>
      <number:number number:decimal-places="5" number:min-integer-digits="1" number:grouping="true"/>
      <number:text> </number:text>
    </number:number-style>
    <number:number-style style:name="N192P1" style:volatile="true">
      <number:text> -</number:text>
      <number:number number:decimal-places="5" number:min-integer-digits="1" number:grouping="true"/>
      <number:text> </number:text>
    </number:number-style>
    <number:number-style style:name="N192P2" style:volatile="true">
      <number:text> -</number:text>
      <number:number number:decimal-places="0" number:min-integer-digits="0"/>
      <number:text> </number:text>
    </number:number-style>
    <number:text-style style:name="N192">
      <number:text-content/>
      <number:text> </number:text>
      <style:map style:condition="value()&gt;0" style:apply-style-name="N192P0"/>
      <style:map style:condition="value()&lt;0" style:apply-style-name="N192P1"/>
      <style:map style:condition="value()=0" style:apply-style-name="N192P2"/>
    </number:text-style>
    <number:number-style style:name="N195P0" style:volatile="true">
      <number:text> </number:text>
      <number:number number:decimal-places="6" number:min-integer-digits="1" number:grouping="true"/>
      <number:text> </number:text>
    </number:number-style>
    <number:number-style style:name="N195P1" style:volatile="true">
      <number:text> -</number:text>
      <number:number number:decimal-places="6" number:min-integer-digits="1" number:grouping="true"/>
      <number:text> </number:text>
    </number:number-style>
    <number:number-style style:name="N195P2" style:volatile="true">
      <number:text> -</number:text>
      <number:number number:decimal-places="0" number:min-integer-digits="0"/>
      <number:text> </number:text>
    </number:number-style>
    <number:text-style style:name="N195">
      <number:text-content/>
      <number:text> </number:text>
      <style:map style:condition="value()&gt;0" style:apply-style-name="N195P0"/>
      <style:map style:condition="value()&lt;0" style:apply-style-name="N195P1"/>
      <style:map style:condition="value()=0" style:apply-style-name="N195P2"/>
    </number:text-style>
    <number:number-style style:name="N198P0" style:volatile="true">
      <number:text> </number:text>
      <number:number number:decimal-places="1" number:min-integer-digits="1" number:grouping="true"/>
      <number:text> </number:text>
    </number:number-style>
    <number:number-style style:name="N198P1" style:volatile="true">
      <number:text> -</number:text>
      <number:number number:decimal-places="1" number:min-integer-digits="1" number:grouping="true"/>
      <number:text> </number:text>
    </number:number-style>
    <number:number-style style:name="N198P2" style:volatile="true">
      <number:text> -</number:text>
      <number:number number:decimal-places="0" number:min-integer-digits="0"/>
      <number:text>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number:text> </number:text>
      <number:number number:decimal-places="0" number:min-integer-digits="1" number:grouping="true"/>
      <number:text> </number:text>
    </number:number-style>
    <number:number-style style:name="N199P1" style:volatile="true">
      <number:text> -</number:text>
      <number:number number:decimal-places="0" number:min-integer-digits="1" number:grouping="true"/>
      <number:text> </number:text>
    </number:number-style>
    <number:number-style style:name="N199P2" style:volatile="true">
      <number:text> -</number:text>
      <number:number number:decimal-places="0" number:min-integer-digits="0"/>
      <number:text> </number:text>
    </number:number-style>
    <number:text-style style:name="N199"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">
      <number:number number:decimal-places="13" number:min-integer-digits="1"/>
    </number:number-style>
    <style:style style:name="Default" style:family="table-cell">
      <style:table-cell-properties style:rotation-align="none"/>
      <style:text-properties style:font-name="Verdana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1_5f_1_5f_1" style:display-name="Excel_CondFormat_1_1_1" style:family="table-cell" style:parent-style-name="Default">
      <style:table-cell-properties fo:background-color="#ccffcc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07">07.12.2007</text:date>, <text:time>17:16:2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Unix OpenOffice.org_project/680m5$Build-9221</meta:generator>
    <meta:initial-creator>Peter Arrenbrecht</meta:initial-creator>
    <meta:creation-date>2005-11-22T22:05:38</meta:creation-date>
    <dc:date>2007-12-07T17:16:26</dc:date>
    <meta:editing-cycles>4</meta:editing-cycles>
    <meta:editing-duration>PT3M56S</meta:editing-duration>
    <meta:user-defined meta:name="Info 1"/>
    <meta:user-defined meta:name="Info 2"/>
    <meta:user-defined meta:name="Info 3"/>
    <meta:user-defined meta:name="Info 4"/>
    <meta:document-statistic meta:table-count="1" meta:cell-count="597"/>
  </office:meta>
</office:document-meta>
</file>